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">
      <style:text-properties fo:font-size="14pt" style:font-size-asian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ru" fo:country="RU" fo:font-style="italic" style:text-underline-style="solid" style:text-underline-width="auto" style:text-underline-color="font-color" fo:font-weight="bold" style:font-size-asian="14pt" style:language-asian="ru" style:country-asian="RU" style:font-style-asian="italic" style:font-weight-asian="bold" style:font-size-complex="14pt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.5pt" officeooo:rsid="00021f22" officeooo:paragraph-rsid="00021f22" style:font-size-asian="10.5pt" style:font-size-complex="10.5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9" style:family="paragraph" style:parent-style-name="Standard" style:list-style-name="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fo:font-size="10.5pt" officeooo:rsid="00021f22" officeooo:paragraph-rsid="00021f22" style:font-size-asian="10.5pt" style:font-size-complex="10.5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style:font-name="Arial" fo:font-size="11pt" style:font-name-asian="Arial" style:font-size-asian="11pt" style:font-name-complex="Arial" style:font-size-complex="11pt"/>
    </style:style>
    <style:style style:name="T9" style:family="text">
      <style:text-properties style:font-name="Arial" style:font-name-asian="Arial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7">class Empl</text:span></text:p>
      <text:p text:style-name="P6"><text:span text:style-name="T7"><text:tab/>attr_reader :name</text:span></text:p>
      <text:p text:style-name="P6"><text:span text:style-name="T7"><text:tab/>def name=(name)</text:span></text:p>
      <text:p text:style-name="P6"><text:span text:style-name="T7"><text:tab/><text:tab/>@name=name</text:span></text:p>
      <text:p text:style-name="P6"><text:span text:style-name="T7"><text:tab/>end</text:span></text:p>
      <text:p text:style-name="P6"><text:span text:style-name="T7"><text:tab/>def initialize(name = "Anonymous")</text:span></text:p>
      <text:p text:style-name="P6"><text:span text:style-name="T7"><text:tab/><text:tab/>if name == ""</text:span></text:p>
      <text:p text:style-name="P6"><text:span text:style-name="T7"><text:tab/><text:tab/><text:tab/>raise "Name BLANK!!!"</text:span></text:p>
      <text:p text:style-name="P6"><text:span text:style-name="T7"><text:tab/><text:tab/>end</text:span></text:p>
      <text:p text:style-name="P6"><text:span text:style-name="T7"><text:tab/><text:tab/>self.name=name</text:span></text:p>
      <text:p text:style-name="P6"><text:span text:style-name="T7"><text:tab/>end</text:span></text:p>
      <text:p text:style-name="P6"><text:span text:style-name="T7"><text:tab/></text:span></text:p>
      <text:p text:style-name="P6"><text:span text:style-name="T7"><text:tab/>def print_name</text:span></text:p>
      <text:p text:style-name="P6"><text:span text:style-name="T7"><text:tab/><text:tab/>puts "Name employs #{@name}"</text:span></text:p>
      <text:p text:style-name="P6"><text:span text:style-name="T7"><text:tab/>end</text:span></text:p>
      <text:p text:style-name="P6"><text:span text:style-name="T7">end</text:span></text:p>
      <text:p text:style-name="P6"><text:span text:style-name="T7"/></text:p>
      <text:p text:style-name="P6"><text:span text:style-name="T7">class ZpEmpl &lt; Empl</text:span></text:p>
      <text:p text:style-name="P6"><text:span text:style-name="T7"><text:tab/>attr_reader :zp</text:span></text:p>
      <text:p text:style-name="P6"><text:span text:style-name="T7"><text:tab/>def zp=(zp)</text:span></text:p>
      <text:p text:style-name="P6"><text:span text:style-name="T7"><text:tab/><text:tab/>@zp=zp</text:span></text:p>
      <text:p text:style-name="P6"><text:span text:style-name="T7"><text:tab/>end</text:span></text:p>
      <text:p text:style-name="P6"><text:span text:style-name="T7"><text:tab/>def initialize(name="Anonim",zp= 0.0)</text:span></text:p>
      <text:p text:style-name="P6"><text:span text:style-name="T7"><text:tab/><text:tab/>super(name)<text:tab/></text:span></text:p>
      <text:p text:style-name="P6"><text:span text:style-name="T7"><text:tab/>if zp&lt;0</text:span></text:p>
      <text:p text:style-name="P6"><text:span text:style-name="T7"><text:tab/><text:tab/><text:tab/>raise "ZP - <text:s/>#{zp} - is invalid"</text:span></text:p>
      <text:p text:style-name="P6"><text:span text:style-name="T7"><text:tab/><text:tab/>end</text:span></text:p>
      <text:p text:style-name="P6"><text:span text:style-name="T7"><text:tab/><text:tab/>self.zp = zp.to_f</text:span></text:p>
      <text:p text:style-name="P6"><text:span text:style-name="T7"><text:tab/>end</text:span></text:p>
      <text:p text:style-name="P6"><text:span text:style-name="T7"><text:tab/>def pay_stub</text:span></text:p>
      <text:p text:style-name="P6"><text:span text:style-name="T7"><text:tab/><text:tab/>print_name</text:span></text:p>
      <text:p text:style-name="P6"><text:span text:style-name="T7"><text:tab/><text:tab/>pay_period = (@zp/365)*14</text:span></text:p>
      <text:p text:style-name="P6"><text:span text:style-name="T7"><text:tab/><text:tab/>result = format("Pay this period:,%0.2f", "#{pay_period}")</text:span></text:p>
      <text:p text:style-name="P6"><text:span text:style-name="T7"><text:tab/><text:tab/>puts result</text:span></text:p>
      <text:p text:style-name="P6"><text:span text:style-name="T7"><text:tab/>end</text:span></text:p>
      <text:p text:style-name="P6"><text:span text:style-name="T7">end</text:span></text:p>
      <text:p text:style-name="P6"><text:span text:style-name="T7">class HourEmpl &lt; Empl</text:span></text:p>
      <text:p text:style-name="P6"><text:span text:style-name="T7"><text:tab/>attr_reader :hours_zp, :hours_week</text:span></text:p>
      <text:p text:style-name="P6"><text:span text:style-name="T7"><text:tab/>def hours_zp=(hours_zp)</text:span></text:p>
      <text:p text:style-name="P6"><text:span text:style-name="T7"><text:tab/><text:tab/>@hours_zp=hours_zp</text:span></text:p>
      <text:p text:style-name="P6"><text:span text:style-name="T7"><text:tab/>end</text:span></text:p>
      <text:p text:style-name="P6"><text:span text:style-name="T7"><text:tab/>def hours_week=(hours_week)</text:span></text:p>
      <text:p text:style-name="P6"><text:span text:style-name="T7"><text:tab/><text:tab/>@hours_week=hours_week</text:span></text:p>
      <text:p text:style-name="P6"><text:span text:style-name="T7"><text:tab/>end</text:span></text:p>
      <text:p text:style-name="P6"><text:span text:style-name="T7"><text:tab/>def initialize(name="Anonim",hours_zp=0.0, hours_week = 0)</text:span></text:p>
      <text:p text:style-name="P6"><text:span text:style-name="T7"><text:tab/><text:tab/>if hours_zp&lt;0</text:span></text:p>
      <text:p text:style-name="P6"><text:span text:style-name="T7"><text:tab/><text:tab/><text:tab/>raise "ZP in Hours - <text:s/>#{hours_zp} - is invalid"</text:span></text:p>
      <text:p text:style-name="P6"><text:span text:style-name="T7"><text:tab/><text:tab/>end</text:span></text:p>
      <text:p text:style-name="P6"><text:span text:style-name="T7"><text:tab/><text:tab/>self.hours_zp = hours_zp</text:span></text:p>
      <text:p text:style-name="P6"><text:span text:style-name="T7"><text:tab/></text:span></text:p>
      <text:p text:style-name="P6"><text:span text:style-name="T7"><text:tab/><text:tab/>if hours_week&lt;0</text:span></text:p>
      <text:p text:style-name="P6"><text:span text:style-name="T7"><text:tab/><text:tab/><text:tab/>raise "Hours in week <text:s/>- <text:s/>#{hours_week} - is invalid"</text:span></text:p>
      <text:p text:style-name="P6"><text:span text:style-name="T7"><text:tab/><text:tab/>end</text:span></text:p>
      <text:p text:style-name="P6"><text:span text:style-name="T7"><text:tab/><text:tab/>self.hours_week = hours_week</text:span></text:p>
      <text:p text:style-name="P6"><text:span text:style-name="T7"><text:tab/><text:tab/>super(name)</text:span></text:p>
      <text:p text:style-name="P6"><text:span text:style-name="T7"><text:tab/>end</text:span></text:p>
      <text:p text:style-name="P6"><text:span text:style-name="T7"><text:tab/>def pay_stub</text:span></text:p>
      <text:p text:style-name="P6"><text:span text:style-name="T7"><text:tab/><text:tab/>print_name</text:span></text:p>
      <text:p text:style-name="P6"><text:span text:style-name="T7"><text:tab/><text:tab/>pay_period = (hours_zp * hours_week * 2)</text:span></text:p>
      <text:p text:style-name="P6"><text:span text:style-name="T7"><text:tab/><text:tab/>result = format("Pay this period:,%0.2f", "#{pay_period}")</text:span></text:p>
      <text:p text:style-name="P6"><text:span text:style-name="T7"><text:tab/><text:tab/>puts result</text:span></text:p>
      <text:p text:style-name="P6"><text:span text:style-name="T7"><text:tab/>end</text:span></text:p>
      <text:p text:style-name="P6"><text:span text:style-name="T7">end</text:span></text:p>
      <text:p text:style-name="P6"><text:span text:style-name="T7">serg = ZpEmpl.new</text:span></text:p>
      <text:p text:style-name="P6"><text:span text:style-name="T7">serg.name = "Serg"</text:span></text:p>
      <text:p text:style-name="P6"><text:span text:style-name="T7">serg.zp = 400000</text:span></text:p>
      <text:p text:style-name="P6"><text:span text:style-name="T7">serg.pay_stub</text:span></text:p>
      <text:p text:style-name="P6"><text:soft-page-break/><text:span text:style-name="T7">#Вызав класса/метода одной строкой</text:span></text:p>
      <text:p text:style-name="P6"><text:span text:style-name="T7">den_hour = HourEmpl.new("Den", 15.50, 40).pay_stub</text:span></text:p>
      <text:p text:style-name="P6"><text:span text:style-name="T7">#Вызов метода с указанием всех параметров отдельно - резельтат тот же</text:span></text:p>
      <text:p text:style-name="P6"><text:span text:style-name="T7">den_hour= HourEmpl.new</text:span></text:p>
      <text:p text:style-name="P6"><text:span text:style-name="T7">den_hour.name = "Den"</text:span></text:p>
      <text:p text:style-name="P6"><text:span text:style-name="T7">den_hour.hours_zp = 15.50</text:span></text:p>
      <text:p text:style-name="P6"><text:span text:style-name="T7">den_hour.hours_week = 40</text:span></text:p>
      <text:p text:style-name="P6"><text:span text:style-name="T7">den_hour.pay_stub</text:span></text:p>
      <text:p text:style-name="P6"><text:span text:style-name="T7"/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har_20_Char_20_Char_20_Char" style:display-name="Char Char Char Char" style:family="paragraph" style:parent-style-name="Standard" style:next-style-name="Standard">
      <style:paragraph-properties fo:margin-top="0cm" fo:margin-bottom="0.282cm" loext:contextual-spacing="false" fo:line-height="0.423cm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Знак" style:family="paragraph" style:parent-style-name="Standard" style:next-style-name="Standard">
      <style:paragraph-properties fo:margin-top="0cm" fo:margin-bottom="0.282cm" loext:contextual-spacing="false" fo:line-height="0.423cm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223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 КАЗНАЧЕЙСТВО</dc:title>
    <meta:initial-creator>Тарасов</meta:initial-creator>
    <meta:creation-date>2018-04-03T16:18:00</meta:creation-date>
    <dc:date>2018-09-26T10:39:41.159421237</dc:date>
    <meta:print-date>2018-09-26T10:39:04.454166750</meta:print-date>
    <meta:editing-cycles>6</meta:editing-cycles>
    <meta:editing-duration>PT20H33M57S</meta:editing-duration>
    <meta:document-statistic meta:table-count="0" meta:image-count="0" meta:object-count="0" meta:page-count="2" meta:paragraph-count="74" meta:word-count="188" meta:character-count="1439" meta:non-whitespace-character-count="1228"/>
    <meta:generator>LibreOffice/5.1.6.2$Linux_X86_64 LibreOffice_project/10m0$Build-2</meta:generator>
  </office:meta>
</office:document-meta>
</file>